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">
      <style:text-properties style:font-name="Arial Bold" fo:font-size="18pt" style:font-name-asian="ヒラギノ角ゴ Pro W3" style:font-size-asian="18pt"/>
    </style:style>
    <style:style style:name="P2" style:family="paragraph" style:parent-style-name="Aufzählungstext" style:list-style-name="WW8Num2">
      <style:paragraph-properties fo:margin-left="0cm" fo:margin-right="0cm" fo:text-indent="-0.318cm" style:auto-text-indent="false"/>
    </style:style>
    <style:style style:name="P3" style:family="paragraph" style:parent-style-name="Aufzählungstext" style:list-style-name="WW8Num2">
      <style:paragraph-properties fo:margin-left="0.953cm" fo:margin-right="0cm" fo:text-indent="-0.318cm" style:auto-text-indent="false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rms</text:p>
      <text:p text:style-name="Text"/>
      <text:p text:style-name="Text">During development we noticed that it is important to have the same understanding of words and things. We created this document to share our conventions.</text:p>
      <text:h text:style-name="Heading_20_2" text:outline-level="2">Mancala</text:h>
      <text:list xml:id="list668631059" text:style-name="WW8Num2">
        <text:list-item>
          <text:p text:style-name="P2">the game, consisting of a board with two large fields at the ends and in between six smaller fields on each side</text:p>
        </text:list-item>
      </text:list>
      <text:p text:style-name="Text"/>
      <text:h text:style-name="Heading_20_2" text:outline-level="2">Pit</text:h>
      <text:list xml:id="list1821497786" text:continue-numbering="true" text:style-name="WW8Num2">
        <text:list-item>
          <text:p text:style-name="P2">the field of which belong six to each player</text:p>
        </text:list-item>
        <text:list-item>
          <text:p text:style-name="P2">contains seeds</text:p>
        </text:list-item>
      </text:list>
      <text:p text:style-name="Text"/>
      <text:h text:style-name="Heading_20_2" text:outline-level="2">Store</text:h>
      <text:list xml:id="list1769986013" text:continue-numbering="true" text:style-name="WW8Num2">
        <text:list-item>
          <text:p text:style-name="P2">the field at the end of the game board</text:p>
        </text:list-item>
        <text:list-item>
          <text:p text:style-name="P2">each player has one store</text:p>
        </text:list-item>
        <text:list-item>
          <text:p text:style-name="P2">holds a player's score</text:p>
        </text:list-item>
      </text:list>
      <text:p text:style-name="P1"/>
      <text:h text:style-name="Heading_20_2" text:outline-level="2">Seed</text:h>
      <text:list xml:id="list1447526943" text:continue-numbering="true" text:style-name="WW8Num2">
        <text:list-item>
          <text:p text:style-name="P2">the small things moved around the game board in real life</text:p>
        </text:list-item>
        <text:list-item>
          <text:p text:style-name="P2">modeled by numbers in our implementation</text:p>
          <text:list>
            <text:list-item>
              <text:p text:style-name="P3">a change of a number on the game board represents the number of seeds that have been added or taken awa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Text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2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2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class="extra">
      <style:paragraph-properties fo:margin-left="0cm" fo:margin-right="0cm" fo:margin-top="0cm" fo:margin-bottom="0.353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Aufzählungstext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5" meta:word-count="128" meta:character-count="642"/>
    <meta:generator>OpenOffice.org/3.2$Unix OpenOffice.org_project/320m18$Build-9502</meta:generator>
  </office:meta>
</office:document-meta>
</file>